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22"/>
    <style:style style:name="ce5" style:family="table-cell" style:parent-style-name="Default" style:data-style-name="N30"/>
    <style:style style:name="ce6" style:family="table-cell" style:parent-style-name="Default" style:data-style-name="N0"/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30"/>
    <style:style style:name="ce10" style:family="table-cell" style:parent-style-name="Default" style:data-style-name="N22"/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22"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14" style:family="table-cell" style:parent-style-name="Default" style:data-style-name="N22"/>
    <style:style style:name="ce15" style:family="table-cell" style:parent-style-name="Default" style:data-style-name="N0">
      <style:table-cell-properties style:vertical-align="middle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style:vertical-align="middle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9" style:family="table-cell" style:parent-style-name="Default" style:data-style-name="N30">
      <style:table-cell-properties style:vertical-align="middle"/>
    </style:style>
    <style:style style:name="ce20" style:family="table-cell" style:parent-style-name="Default" style:data-style-name="N30">
      <style:table-cell-properties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3.19616666666667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4.97416666666667cm"/>
    </style:style>
    <style:style style:name="co5" style:family="table-column">
      <style:table-column-properties fo:break-before="auto" style:column-width="3.3655cm"/>
    </style:style>
    <style:style style:name="co6" style:family="table-column">
      <style:table-column-properties fo:break-before="auto" style:column-width="3.97933333333333cm"/>
    </style:style>
    <style:style style:name="co7" style:family="table-column">
      <style:table-column-properties fo:break-before="auto" style:column-width="5.41866666666667cm"/>
    </style:style>
    <style:style style:name="co8" style:family="table-column">
      <style:table-column-properties fo:break-before="auto" style:column-width="4.46616666666667cm"/>
    </style:style>
    <style:style style:name="co9" style:family="table-column">
      <style:table-column-properties fo:break-before="auto" style:column-width="5.715cm"/>
    </style:style>
    <style:style style:name="co10" style:family="table-column">
      <style:table-column-properties fo:break-before="auto" style:column-width="4.445cm"/>
    </style:style>
    <style:style style:name="co11" style:family="table-column">
      <style:table-column-properties fo:break-before="auto" style:column-width="4.78366666666667cm"/>
    </style:style>
    <style:style style:name="co12" style:family="table-column">
      <style:table-column-properties fo:break-before="auto" style:column-width="4.33916666666667cm"/>
    </style:style>
    <style:style style:name="co13" style:family="table-column">
      <style:table-column-properties fo:break-before="auto" style:column-width="5.03766666666667cm"/>
    </style:style>
    <style:style style:name="co14" style:family="table-column">
      <style:table-column-properties fo:break-before="auto" style:column-width="4.74133333333333cm"/>
    </style:style>
    <style:style style:name="co15" style:family="table-column">
      <style:table-column-properties fo:break-before="auto" style:column-width="5.0588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abel" table:style-name="ta1">
        <table:table-column table:style-name="co1" table:default-cell-style-name="ce2"/>
        <table:table-column table:style-name="co2" table:number-columns-repeated="6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style-name="ce1"/>
          <table:table-cell office:value-type="string" table:style-name="ce1">
            <text:p>p<text:span text:style-name="T2">00</text:span>-lineimg<text:span text:style-name="T2">0</text:span>.p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2233236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];[lookup.A$1:.B$37];2;0)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citra masuka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47754-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3];[lookup.A$1:.B$37];2;0)" table:style-name="ce1">
            <text:p>3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alaman 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344+70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4];[lookup.A$1:.B$37];2;0)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743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5];[lookup.A$1:.B$37];2;0)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76444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6];[lookup.A$1:.B$37];2;0)" table:style-name="ce1">
            <text:p>1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<text:span text:style-name="T2">graph</text:span>-p00-lineimg0.p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666754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7];[lookup.A$1:.B$37];2;0)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graph= gambar graf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8];[lookup.A$1:.B$37];2;0)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6176645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9];[lookup.A$1:.B$37];2;0)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-lineimg0.png<text:span text:style-name="T2">.log</text:span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436414217554544447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10];[lookup.A$1:.B$37];2;0)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2764364-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11];[lookup.A$1:.B$37];2;0)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35435444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12];[lookup.A$1:.B$37];2;0)" table:style-name="ce1">
            <text:p>1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331546554445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13];[lookup.A$1:.B$37];2;0)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3553474004355</text:p>
          </table:table-cell>
          <table:table-cell office:value-type="string" table:style-name="ce1">
            <text:p>ط</text:p>
          </table:table-cell>
          <table:table-cell office:value-type="float" office:value="18" table:formula="of:=VLOOKUP([.B14];[lookup.A$1:.B$37];2;0)" table:style-name="ce1">
            <text:p>1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5240310225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15];[lookup.A$1:.B$37];2;0)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4606544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16];[lookup.A$1:.B$37];2;0)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754442+76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17];[lookup.A$1:.B$37];2;0)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7654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18];[lookup.A$1:.B$37];2;0)" table:style-name="ce1">
            <text:p>1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9];[lookup.A$1:.B$37];2;0)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4+40123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20];[lookup.A$1:.B$37];2;0)" table:style-name="ce1">
            <text:p>3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765556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21];[lookup.A$1:.B$37];2;0)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474-4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22];[lookup.A$1:.B$37];2;0)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3567-5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23];[lookup.A$1:.B$37];2;0)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33567-555443211+03+5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24];[lookup.A$1:.B$37];2;0)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+03+5</text:p>
          </table:table-cell>
          <table:table-cell office:value-type="string" table:style-name="ce1">
            <text:p>ة</text:p>
          </table:table-cell>
          <table:table-cell office:value-type="float" office:value="4" table:formula="of:=VLOOKUP([.B25];[lookup.A$1:.B$37];2;0)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+76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26];[lookup.A$1:.B$37];2;0)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555355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27];[lookup.A$1:.B$37];2;0)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6634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28];[lookup.A$1:.B$37];2;0)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4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9];[lookup.A$1:.B$37];2;0)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667654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30];[lookup.A$1:.B$37];2;0)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3754454034576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31];[lookup.A$1:.B$37];2;0)" table:style-name="ce1">
            <text:p>3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654464</text:p>
          </table:table-cell>
          <table:table-cell office:value-type="string" table:style-name="ce1">
            <text:p>ق</text:p>
          </table:table-cell>
          <table:table-cell office:value-type="float" office:value="25" table:formula="of:=VLOOKUP([.B32];[lookup.A$1:.B$37];2;0)" table:style-name="ce1">
            <text:p>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6433443254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33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5554444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34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342644244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35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3-31533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36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45701655552176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37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4234+03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38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39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+400123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40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3+5664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41];[lookup.A$1:.B$37];2;0)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224+654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42];[lookup.A$1:.B$37];2;0)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224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43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247755444401</text:p>
          </table:table-cell>
          <table:table-cell office:value-type="string" table:style-name="ce1">
            <text:p>ی</text:p>
          </table:table-cell>
          <table:table-cell office:value-type="float" office:value="36" table:formula="of:=VLOOKUP([.B44];[lookup.A$1:.B$37];2;0)" table:style-name="ce1">
            <text:p>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3553465443426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45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54443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46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564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47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-354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48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54043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49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31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50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03456-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51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64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52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64-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53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543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54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3+76365542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55];[lookup.A$1:.B$37];2;0)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553544400204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56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071712723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57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61445457176744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58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54534350372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59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+71+3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60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-373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61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27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62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-01222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63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545477666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64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450544-44256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65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547666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66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535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67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52457715444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68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75446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69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614-4436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70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3534-440</text:p>
          </table:table-cell>
          <table:table-cell office:value-type="string" table:style-name="ce1">
            <text:p>ج</text:p>
          </table:table-cell>
          <table:table-cell office:value-type="float" office:value="6" table:formula="of:=VLOOKUP([.B71];[lookup.A$1:.B$37];2;0)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1106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72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3431+055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73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3644433+263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74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-553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75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7544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76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555566661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77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35435443454543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78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547555445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79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026506444356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80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6224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81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65453543432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82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30234+523</text:p>
          </table:table-cell>
          <table:table-cell office:value-type="string" table:style-name="ce1">
            <text:p>ة</text:p>
          </table:table-cell>
          <table:table-cell office:value-type="float" office:value="4" table:formula="of:=VLOOKUP([.B83];[lookup.A$1:.B$37];2;0)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364443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84];[lookup.A$1:.B$37];2;0)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322337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85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332665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86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656156456766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87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656156456766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88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544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89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2541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90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3227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91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543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92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346075544440" table:style-name="ce2">
            <text:p>3.46076E+11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93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644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94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62565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95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46456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96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6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97];[lookup.A$1:.B$37];2;0)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6365444543173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98];[lookup.A$1:.B$37];2;0)" table:style-name="ce1">
            <text:p>3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473554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99];[lookup.A$1:.B$37];2;0)" table:style-name="ce1">
            <text:p>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40135-44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100];[lookup.A$1:.B$37];2;0)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222223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01];[lookup.A$1:.B$37];2;0)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57656</text:p>
          </table:table-cell>
          <table:table-cell office:value-type="string" table:style-name="ce1">
            <text:p>ء</text:p>
          </table:table-cell>
          <table:table-cell office:value-type="float" office:value="34" table:formula="of:=VLOOKUP([.B102];[lookup.A$1:.B$37];2;0)" table:style-name="ce1">
            <text:p>3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65443+</text:p>
          </table:table-cell>
          <table:table-cell office:value-type="string" table:style-name="ce1">
            <text:p>ڽ</text:p>
          </table:table-cell>
          <table:table-cell office:value-type="float" office:value="37" table:formula="of:=VLOOKUP([.B103];[lookup.A$1:.B$37];2;0)" table:style-name="ce1">
            <text:p>3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45471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104];[lookup.A$1:.B$37];2;0)" table:style-name="ce1">
            <text:p>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444570677744</text:p>
          </table:table-cell>
          <table:table-cell office:value-type="string" table:style-name="ce1">
            <text:p>ح</text:p>
          </table:table-cell>
          <table:table-cell office:value-type="float" office:value="8" table:formula="of:=VLOOKUP([.B105];[lookup.A$1:.B$37];2;0)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436-334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106];[lookup.A$1:.B$37];2;0)" table:style-name="ce1">
            <text:p>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764440222226</text:p>
          </table:table-cell>
          <table:table-cell office:value-type="string" table:style-name="ce1">
            <text:p>ط</text:p>
          </table:table-cell>
          <table:table-cell office:value-type="float" office:value="18" table:formula="of:=VLOOKUP([.B107];[lookup.A$1:.B$37];2;0)" table:style-name="ce1">
            <text:p>1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414+5606553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108];[lookup.A$1:.B$37];2;0)" table:style-name="ce1">
            <text:p>2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42264423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109];[lookup.A$1:.B$37];2;0)" table:style-name="ce1">
            <text:p>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231155453442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110];[lookup.A$1:.B$37];2;0)" table:style-name="ce1">
            <text:p>1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411121211512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111];[lookup.A$1:.B$37];2;0)" table:style-name="ce1">
            <text:p>26</text:p>
          </table:table-cell>
          <table:table-cell office:value-type="string" table:style-name="ce1">
            <text:p>kurangpas urutan branching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02223226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112];[lookup.A$1:.B$37];2;0)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4424-342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113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4434334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114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42320403</text:p>
          </table:table-cell>
          <table:table-cell office:value-type="string" table:style-name="ce1">
            <text:p>ع</text:p>
          </table:table-cell>
          <table:table-cell office:value-type="float" office:value="20" table:formula="of:=VLOOKUP([.B115];[lookup.A$1:.B$37];2;0)" table:style-name="ce1">
            <text:p>2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2233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16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762645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117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25235560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118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-3027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119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20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-544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121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7545033567+</text:p>
          </table:table-cell>
          <table:table-cell office:value-type="string" table:style-name="ce1">
            <text:p>ق</text:p>
          </table:table-cell>
          <table:table-cell office:value-type="float" office:value="25" table:formula="of:=VLOOKUP([.B122];[lookup.A$1:.B$37];2;0)" table:style-name="ce1">
            <text:p>2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6654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123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335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124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754547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125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5555534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126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+64403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127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22223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28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5441406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129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16465544425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130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443554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131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4223" table:style-name="ce2">
            <text:p>4223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32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6516</text:p>
          </table:table-cell>
          <table:table-cell office:value-type="string" table:style-name="ce1">
            <text:p>ء</text:p>
          </table:table-cell>
          <table:table-cell office:value-type="float" office:value="34" table:formula="of:=VLOOKUP([.B133];[lookup.A$1:.B$37];2;0)" table:style-name="ce1">
            <text:p>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6514+44+7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134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35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54+44476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136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65064654224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137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222206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38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63504440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139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5246674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140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15-3533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141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222323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42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-3364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143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5735</text:p>
          </table:table-cell>
          <table:table-cell office:value-type="string" table:style-name="ce1">
            <text:p>ء</text:p>
          </table:table-cell>
          <table:table-cell office:value-type="float" office:value="34" table:formula="of:=VLOOKUP([.B144];[lookup.A$1:.B$37];2;0)" table:style-name="ce1">
            <text:p>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23235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145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53532411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146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47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644-32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148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34+6764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149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03222224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50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3+714+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151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-444326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152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23364535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153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-4-22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154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7-33134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155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375454+3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156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57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4+4040+6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158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76444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159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222205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60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5245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161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56+64536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162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63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-33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164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43+46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165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66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+64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167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-45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168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643643643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169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5133534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170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22310+1111142146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171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353457005541440323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172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3135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173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36436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174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-4324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175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34+677655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176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254+7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177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78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5153453+76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179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1355744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180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81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762554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182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543456-307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183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63644+40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184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185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7352276554443433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186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+5560123</text:p>
          </table:table-cell>
          <table:table-cell office:value-type="string" table:style-name="ce1">
            <text:p>ة</text:p>
          </table:table-cell>
          <table:table-cell office:value-type="float" office:value="4" table:formula="of:=VLOOKUP([.B187];[lookup.A$1:.B$37];2;0)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754446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188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5415446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189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4354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190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-55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191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33554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192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+54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193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34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194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-433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195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5746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196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762555357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197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703664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198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6464415+6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199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66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00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613+654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201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-423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202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272+055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203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5353147543</text:p>
          </table:table-cell>
          <table:table-cell office:value-type="string" table:style-name="ce1">
            <text:p>ث</text:p>
          </table:table-cell>
          <table:table-cell office:value-type="float" office:value="5" table:formula="of:=VLOOKUP([.B204];[lookup.A$1:.B$37];2;0)" table:style-name="ce1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35+77554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205];[lookup.A$1:.B$37];2;0)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523420445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206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413+7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207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5546777654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208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7755444443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209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4355535474035427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210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11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607075234444407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212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64453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213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-4240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214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2232365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15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742420</text:p>
          </table:table-cell>
          <table:table-cell office:value-type="string" table:style-name="ce1">
            <text:p>ء</text:p>
          </table:table-cell>
          <table:table-cell office:value-type="float" office:value="34" table:formula="of:=VLOOKUP([.B216];[lookup.A$1:.B$37];2;0)" table:style-name="ce1">
            <text:p>3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1424+4363</text:p>
          </table:table-cell>
          <table:table-cell office:value-type="string" table:style-name="ce1">
            <text:p>ث</text:p>
          </table:table-cell>
          <table:table-cell office:value-type="float" office:value="5" table:formula="of:=VLOOKUP([.B217];[lookup.A$1:.B$37];2;0)" table:style-name="ce1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73554547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218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19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5+64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220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245-45</text:p>
          </table:table-cell>
          <table:table-cell office:value-type="string" table:style-name="ce1">
            <text:p>چ</text:p>
          </table:table-cell>
          <table:table-cell office:value-type="float" office:value="7" table:formula="of:=VLOOKUP([.B221];[lookup.A$1:.B$37];2;0)" table:style-name="ce1">
            <text:p>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63465706677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222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414+55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223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76435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224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3544-235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225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322222427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26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354322+70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227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67753633732</text:p>
          </table:table-cell>
          <table:table-cell office:value-type="string" table:style-name="ce1">
            <text:p>ی</text:p>
          </table:table-cell>
          <table:table-cell office:value-type="float" office:value="36" table:formula="of:=VLOOKUP([.B228];[lookup.A$1:.B$37];2;0)" table:style-name="ce1">
            <text:p>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6710655555+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229];[lookup.A$1:.B$37];2;0)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52037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230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31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353467740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232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642420545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233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35-414403117</text:p>
          </table:table-cell>
          <table:table-cell office:value-type="string" table:style-name="ce1">
            <text:p>ج</text:p>
          </table:table-cell>
          <table:table-cell office:value-type="float" office:value="6" table:formula="of:=VLOOKUP([.B234];[lookup.A$1:.B$37];2;0)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2223226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35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11+0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236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433322+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237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6543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238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34414344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239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21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240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33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41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6653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242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33566630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243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35423474540-</text:p>
          </table:table-cell>
          <table:table-cell office:value-type="string" table:style-name="ce1">
            <text:p>ج</text:p>
          </table:table-cell>
          <table:table-cell office:value-type="float" office:value="6" table:formula="of:=VLOOKUP([.B244];[lookup.A$1:.B$37];2;0)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36441142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245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40322226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246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5375555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247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48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754+6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249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50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4-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251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033+5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252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403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53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+65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254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-4326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255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55547673665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256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0001701700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257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17727022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258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31346555544032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259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1135652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260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26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61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535313+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262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65-33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263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+6201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264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555454636666665" table:style-name="ce2">
            <text:p>5.55455E+14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265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755444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266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3474552314440435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267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575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268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244+53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269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740-07037</text:p>
          </table:table-cell>
          <table:table-cell office:value-type="string" table:style-name="ce1">
            <text:p>ج</text:p>
          </table:table-cell>
          <table:table-cell office:value-type="float" office:value="6" table:formula="of:=VLOOKUP([.B270];[lookup.A$1:.B$37];2;0)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2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71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35423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272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35-44325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273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3712+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274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223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75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65556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276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75444444203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277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3214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278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+56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279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354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280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-43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281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6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82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4134241054415424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283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421+510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284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353553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285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35343+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286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64454544431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287];[lookup.A$1:.B$37];2;0)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5555665335315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288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-4-33444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289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0022223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290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24347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91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-53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292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356-00065556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293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14435-3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294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255663313+512276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295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535-344244</text:p>
          </table:table-cell>
          <table:table-cell office:value-type="string" table:style-name="ce1">
            <text:p>چ</text:p>
          </table:table-cell>
          <table:table-cell office:value-type="float" office:value="7" table:formula="of:=VLOOKUP([.B296];[lookup.A$1:.B$37];2;0)" table:style-name="ce1">
            <text:p>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62223236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297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-4364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298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17554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299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575616617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300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2442444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301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+122252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302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303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315532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304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+554</text:p>
          </table:table-cell>
          <table:table-cell office:value-type="string" table:style-name="ce1">
            <text:p>ة</text:p>
          </table:table-cell>
          <table:table-cell office:value-type="float" office:value="4" table:formula="of:=VLOOKUP([.B305];[lookup.A$1:.B$37];2;0)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306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607014+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307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566665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308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54043235421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309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5455766263153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310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0+63475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311];[lookup.A$1:.B$37];2;0)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34431457535545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312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6464347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313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05544654744536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314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47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315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5555554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316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763674644</text:p>
          </table:table-cell>
          <table:table-cell office:value-type="string" table:style-name="ce1">
            <text:p>ل</text:p>
          </table:table-cell>
          <table:table-cell office:value-type="float" office:value="28" table:formula="of:=VLOOKUP([.B317];[lookup.A$1:.B$37];2;0)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41223376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318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364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319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5544443033145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320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606035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321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551665143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322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0322226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323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65255+47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324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325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3443775443+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326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020+7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327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626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328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54+43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329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55-43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330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354344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331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3577544+44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332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333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33+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334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75775545440</text:p>
          </table:table-cell>
          <table:table-cell office:value-type="string" table:style-name="ce1">
            <text:p>و</text:p>
          </table:table-cell>
          <table:table-cell office:value-type="float" office:value="31" table:formula="of:=VLOOKUP([.B335];[lookup.A$1:.B$37];2;0)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6355705454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336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5254437326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337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56016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338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033565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339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531133+467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340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473222227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341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716605557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342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2226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343];[lookup.A$1:.B$37];2;0)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000014321+</text:p>
          </table:table-cell>
          <table:table-cell office:value-type="string" table:style-name="ce1">
            <text:p>ڠ</text:p>
          </table:table-cell>
          <table:table-cell office:value-type="float" office:value="22" table:formula="of:=VLOOKUP([.B344];[lookup.A$1:.B$37];2;0)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55747665</text:p>
          </table:table-cell>
          <table:table-cell office:value-type="string" table:style-name="ce1">
            <text:p>ک</text:p>
          </table:table-cell>
          <table:table-cell office:value-type="float" office:value="26" table:formula="of:=VLOOKUP([.B345];[lookup.A$1:.B$37];2;0)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4+753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346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57435535-3154</text:p>
          </table:table-cell>
          <table:table-cell office:value-type="string" table:style-name="ce1">
            <text:p>س</text:p>
          </table:table-cell>
          <table:table-cell office:value-type="float" office:value="14" table:formula="of:=VLOOKUP([.B347];[lookup.A$1:.B$37];2;0)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3541555</text:p>
          </table:table-cell>
          <table:table-cell office:value-type="string" table:style-name="ce1">
            <text:p>ع</text:p>
          </table:table-cell>
          <table:table-cell office:value-type="float" office:value="20" table:formula="of:=VLOOKUP([.B348];[lookup.A$1:.B$37];2;0)" table:style-name="ce1">
            <text:p>2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345-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349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317075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350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+46</text:p>
          </table:table-cell>
          <table:table-cell office:value-type="string" table:style-name="ce1">
            <text:p>ت</text:p>
          </table:table-cell>
          <table:table-cell office:value-type="float" office:value="3" table:formula="of:=VLOOKUP([.B351];[lookup.A$1:.B$37];2;0)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0643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352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+13+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353];[lookup.A$1:.B$37];2;0)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3+52</text:p>
          </table:table-cell>
          <table:table-cell office:value-type="string" table:style-name="ce1">
            <text:p>ة</text:p>
          </table:table-cell>
          <table:table-cell office:value-type="float" office:value="4" table:formula="of:=VLOOKUP([.B354];[lookup.A$1:.B$37];2;0)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-43</text:p>
          </table:table-cell>
          <table:table-cell office:value-type="string" table:style-name="ce1">
            <text:p>ب</text:p>
          </table:table-cell>
          <table:table-cell office:value-type="float" office:value="2" table:formula="of:=VLOOKUP([.B355];[lookup.A$1:.B$37];2;0)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5445</text:p>
          </table:table-cell>
          <table:table-cell office:value-type="string" table:style-name="ce1">
            <text:p>ر</text:p>
          </table:table-cell>
          <table:table-cell office:value-type="float" office:value="12" table:formula="of:=VLOOKUP([.B356];[lookup.A$1:.B$37];2;0)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+606543</text:p>
          </table:table-cell>
          <table:table-cell office:value-type="string" table:style-name="ce1">
            <text:p>ف</text:p>
          </table:table-cell>
          <table:table-cell office:value-type="float" office:value="23" table:formula="of:=VLOOKUP([.B357];[lookup.A$1:.B$37];2;0)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5+544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358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455543210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359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1345226</text:p>
          </table:table-cell>
          <table:table-cell office:value-type="string" table:style-name="ce1">
            <text:p>ه</text:p>
          </table:table-cell>
          <table:table-cell office:value-type="float" office:value="33" table:formula="of:=VLOOKUP([.B360];[lookup.A$1:.B$37];2;0)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641447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361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5-6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362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35666</text:p>
          </table:table-cell>
          <table:table-cell office:value-type="string" table:style-name="ce1">
            <text:p>م</text:p>
          </table:table-cell>
          <table:table-cell office:value-type="float" office:value="29" table:formula="of:=VLOOKUP([.B363];[lookup.A$1:.B$37];2;0)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7557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364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1</text:p>
          </table:table-cell>
          <table:table-cell office:value-type="string" table:style-name="ce1">
            <text:p>د</text:p>
          </table:table-cell>
          <table:table-cell office:value-type="float" office:value="10" table:formula="of:=VLOOKUP([.B365];[lookup.A$1:.B$37];2;0)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3+</text:p>
          </table:table-cell>
          <table:table-cell office:value-type="string" table:style-name="ce1">
            <text:p>ن</text:p>
          </table:table-cell>
          <table:table-cell office:value-type="float" office:value="30" table:formula="of:=VLOOKUP([.B366];[lookup.A$1:.B$37];2;0)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5-4</text:p>
          </table:table-cell>
          <table:table-cell office:value-type="string" table:style-name="ce1">
            <text:p>ي</text:p>
          </table:table-cell>
          <table:table-cell office:value-type="float" office:value="35" table:formula="of:=VLOOKUP([.B367];[lookup.A$1:.B$37];2;0)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22222</text:p>
          </table:table-cell>
          <table:table-cell office:value-type="string" table:style-name="ce1">
            <text:p>ا</text:p>
          </table:table-cell>
          <table:table-cell office:value-type="float" office:value="1" table:formula="of:=VLOOKUP([.B368];[lookup.A$1:.B$37];2;0)" table:style-name="ce1">
            <text:p>1</text:p>
          </table:table-cell>
          <table:table-cell table:number-columns-repeated="16381"/>
        </table:table-row>
        <table:table-row table:number-rows-repeated="1048208" table:style-name="ro2">
          <table:table-cell table:number-columns-repeated="16384"/>
        </table:table-row>
      </table:table>
      <table:table table:name="p01-lineimg0" table:style-name="ta2">
        <table:table-column table:style-name="co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1</text:span>-lineimg<text:span text:style-name="T2">0</text:span>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52322222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4355353544444444444404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341473466</text:p>
          </table:table-cell>
          <table:table-cell office:value-type="string" table:style-name="ce1">
            <text:p>م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6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653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<text:span text:style-name="T2">graph</text:span>-p01-lineimg0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1443 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nya ada di awal dan akhir</text:p>
          </table:table-cell>
          <table:table-cell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43143116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756652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p01-lineimg0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55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012+6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6 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ercabangannya di ada awal dan akhir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7546604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153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44-3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-346355545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i graph ada tapi di anotasinya tidak ada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5540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6026406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740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2514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62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51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531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32+6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6357554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چ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 table:style-name="ce1"/>
        </table:table-row>
        <table:table-row table:number-rows-repeated="1048548" table:style-name="ro1">
          <table:table-cell table:number-columns-repeated="16384"/>
        </table:table-row>
      </table:table>
      <table:table table:name="p01-lineimg2" table:style-name="ta3">
        <table:table-column table:style-name="co6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1</text:span>-lineimg<text:span text:style-name="T2">2</text:span>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55-40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13355473102+55442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14443-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45534335032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<text:span text:style-name="T2">graph</text:span>-p01-lineimg2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55-3156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34544446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5515454676654653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p01-lineimg2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2+41+70+122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474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63057045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144443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4443322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3654332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33+572+454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43534514625 0777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nya ada di awal dan akhir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45364567471544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7340555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455326664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5444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hilang titikny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54144432313 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percabangannya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2010314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ilang titiknya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3" table:style-name="ce3">
            <text:p>gabung semua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number-rows-repeated="1048548" table:style-name="ro1">
          <table:table-cell table:number-columns-repeated="16384"/>
        </table:table-row>
      </table:table>
      <table:table table:name="p01-lineimg3" table:style-name="ta3">
        <table:table-column table:style-name="co7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1</text:span>-lineimg<text:span text:style-name="T2">3</text:span>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55545646666243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2734-2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44+642+434232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41451177470435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14523010243+535473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<text:span text:style-name="T2">graph</text:span>-p01-lineimg3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45-33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5">
            <text:p>2221311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63473257421706554412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01-lineimg3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2+7+522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3545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355444-371 <text:s/>1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percabangannya di ada awal dan akhir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557675442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72220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1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+55667500533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5444+72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i graph ada tapi di anotasinya tidak ada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464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05345-33372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5443545344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35554454442335357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i graph ada tapi di anotasinya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55+7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nya di ada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632+43142+1+3+7455544+4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kebanyakan + padahal tidak ada titik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i graph ada tapi di anotasinya tidak ada</text:p>
          </table:table-cell>
          <table:table-cell table:number-columns-repeated="16378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p01-lineimg4" table:style-name="ta3">
        <table:table-column table:style-name="co8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1</text:span>-lineimg<text:span text:style-name="T2">4</text:span>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432235557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34567300555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5754545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066423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33434547143 <text:s/>0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nya ada di awal dan akhir</text:p>
          </table:table-cell>
          <table:table-cell table:style-name="ce1"/>
          <table:table-cell office:value-type="string" table:style-name="ce1">
            <text:p><text:span text:style-name="T2">graph</text:span>-p01-lineimg4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5">
            <text:p>35425353 <text:s/>201334142+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nya ada di awal dan akhir</text:p>
          </table:table-cell>
          <table:table-cell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5">
            <text:p>34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55155314537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p01-lineimg4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3352443 <text:s/>20+7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nya ada di awal dan akhir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2254 <text:s/>3622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nya ada di awal dan akhir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+534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4435445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146313366443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3546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55544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+54+5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55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62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i graph ada tapi di anotasinya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665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65553567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5544+2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454432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45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tidak berbentuk bundar pdhl di gambar asli bunda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335356305 <text:s/>101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nya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3531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4-4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p01-lineimg5" table:style-name="ta2">
        <table:table-column table:style-name="co9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1</text:span>-lineimg<text:span text:style-name="T2">5</text:span>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366754435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56747074535345420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1053222+3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456463 <text:s/>3405-4644536333262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4355-2335564574313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<text:span text:style-name="T2">graph</text:span>-p01-lineimg5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222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angka 2 nya kebanyakan tidak sesuai graph</text:p>
          </table:table-cell>
          <table:table-cell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665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454334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01-lineimg5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4+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74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1232+7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553611+7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55-45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7655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323+4354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+5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47223755534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423563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44443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544+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544 <text:s/>22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324211317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i graph ada tapi di anotasinya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4323654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+5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222+03+4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43+54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p01-lineimg6" table:style-name="ta2">
        <table:table-column table:style-name="co6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1</text:span>-lineimg<text:span text:style-name="T2">6</text:span>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011223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4765630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545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554054633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itiknya tergabung sama ba ny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1445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nya terpisah</text:p>
          </table:table-cell>
          <table:table-cell table:style-name="ce1"/>
          <table:table-cell office:value-type="string" table:style-name="ce1">
            <text:p><text:span text:style-name="T2">graph</text:span>-p01-lineimg6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3456740555554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36223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445-34361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01-lineimg6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45344353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52554444431345471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angka 4 nya kebanyakan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012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5">
            <text:p>34654353157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55144444353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angka 4 nya kebanyakan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52544-336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31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46247320754544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77655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544444466666542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+514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22376645343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2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655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itiknya tergabung sama ro' ny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55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0">
            <text:p>5335734621054440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p01-lineimg8" table:style-name="ta3">
        <table:table-column table:style-name="co10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1</text:span>-lineimg<text:span text:style-name="T2">8</text:span>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66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33656-44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525453342 <text:s/>22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ada di awal dan akhir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42172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756464366405+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<text:span text:style-name="T2">graph</text:span>-p01-lineimg8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155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74557463135657075 <text:s/>201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 ada di awal dan akhir</text:p>
          </table:table-cell>
          <table:table-cell table:style-name="ce1"/>
          <table:table-cell office:value-type="string" table:style-name="ce1">
            <text:p>p01-lineimg8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4365554420335756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4+55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7653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-354245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22265443323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530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35544442431130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55-21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43547463544444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42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4657556662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+66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-14434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374254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666443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21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644-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654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4655444430331242+0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p01-lineimg9" table:style-name="ta2">
        <table:table-column table:style-name="co11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1</text:span>-lineimg<text:span text:style-name="T2">9</text:span>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266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angka di graph dan anotasi berbeda</text:p>
          </table:table-cell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654321424644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36543247462102140340443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443-5333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<text:span text:style-name="T2">graph</text:span>-p01-lineimg9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3220335536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575547247 <text:s/>56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4573647171114056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01-lineimg9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55563772414322032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1331237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54533634+5575000</text:p>
          </table:table-cell>
          <table:table-cell office:value-type="string" table:style-name="ce1">
            <text:p>خ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35554404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7+5425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442363556-404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64354445 <text:s/>431355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ercabangan ada di awal dan akhir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555546475554311432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+5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75364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155443 <text:s/>3242+7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4+44437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13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51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7-4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46353576164412044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4"/>
          <table:table-cell table:number-columns-repeated="16383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p01-lineimg10" table:style-name="ta2">
        <table:table-column table:style-name="co6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1</text:span>-lineimg<text:span text:style-name="T2">10</text:span>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1232534573460453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5">
            <text:p>62535-3453215 <text:s/>3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percabangan ada di awal dan akhir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547446304536524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44543135146107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<text:span text:style-name="T2">graph</text:span>-p01-lineimg10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65315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4343255 <text:s/>1744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 ada di awal dan akhir</text:p>
          </table:table-cell>
          <table:table-cell table:style-name="ce1"/>
          <table:table-cell office:value-type="string" table:style-name="ce1">
            <text:p>p01-lineimg10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6514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55350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3555443137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435-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35553301410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725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74567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40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544434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63575305744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222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33572455700444354</text:p>
          </table:table-cell>
          <table:table-cell office:value-type="string" table:style-name="ce1">
            <text:p>ص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432253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244 <text:s/>23301011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56354440327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angka 4 nya kebanyaka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54566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2403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6554454444431421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5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575544-332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p01-lineimg11" table:style-name="ta2">
        <table:table-column table:style-name="co12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1</text:span>-lineimg<text:span text:style-name="T2">11</text:span>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554443353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53653+5444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5646425443 <text:s/>32+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24125533532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<text:span text:style-name="T2">graph</text:span>-p01-lineimg11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5357755555444444372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101314102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101335463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01-lineimg11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3354214443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223234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26655264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+41+54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76534065531 <text:s/>231+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 ada di awal dan akhir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5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36066453630014221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653554454423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4-335574446 <text:s/>45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52444544453645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angka 4 nya kebanyaka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0131073111255403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665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56446664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3555544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400203016314035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4445767664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4655443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4"/>
          <table:table-cell table:number-columns-repeated="16383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p01-lineimg12" table:style-name="ta2">
        <table:table-column table:style-name="co12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1</text:span>-lineimg<text:span text:style-name="T2">12</text:span>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664-3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5503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nya bergabung sama lam nya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36222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string" table:style-name="ce1">
            <text:p><text:span text:style-name="T2">graph</text:span>-p01-lineimg12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31453534315-32544327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6264236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p01-lineimg12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24535472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54475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5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4-44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36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5435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itiknya ikut anotasinya wawu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45454413+475325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6656334 <text:s/>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 ada di awal dan akhir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4444-40-3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643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14364354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544+43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753054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55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3012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156662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7301235235554443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0">
            <text:p>021331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p01-lineimg13" table:style-name="ta2">
        <table:table-column table:style-name="co13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1</text:span>-lineimg<text:span text:style-name="T2">13</text:span>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345354-5310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5436462451600655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531572065746271011334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4345443053547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<text:span text:style-name="T2">graph</text:span>-p01-lineimg13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722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1232626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+5555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01-lineimg13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32+135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554444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544243203031435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5243555444443103352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2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54364604443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226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46734640004443543</text:p>
          </table:table-cell>
          <table:table-cell office:value-type="string" table:style-name="ce1">
            <text:p>ص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22441 <text:s/>2223100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544+4473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4-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5-50 <text:s/>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3655544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254443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table:style-name="ce4"/>
          <table:table-cell table:number-columns-repeated="16383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p01-lineimg15" table:style-name="ta3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1</text:span>-lineimg<text:span text:style-name="T2">15</text:span>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6552464757342464 <text:s/>012600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7575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54535543252133525561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20645353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<text:span text:style-name="T2">graph</text:span>-p01-lineimg15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250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3431655314610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01-lineimg15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+6406600656677142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3234+5255443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1463133+644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5-25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43655444433221 <text:s/>624567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313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5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654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5355432 <text:s/>213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1013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535443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445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3552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355554443313546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253454403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2+034437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4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tidak berbentuk seperti ya</text:p>
          </table:table-cell>
          <table:table-cell table:number-columns-repeated="16378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lookup" table:style-name="ta1">
        <table:table-column table:style-name="co2" table:number-columns-repeated="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چ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خ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ذ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ز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ش</text:p>
          </table:table-cell>
          <table:table-cell office:value-type="float" office:value="15" table:style-name="ce1">
            <text:p>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ص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ض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ط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ظ</text:p>
          </table:table-cell>
          <table:table-cell office:value-type="float" office:value="19" table:style-name="ce1">
            <text:p>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غ</text:p>
          </table:table-cell>
          <table:table-cell office:value-type="float" office:value="21" table:style-name="ce1">
            <text:p>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ۏ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ی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ڽ</text:p>
          </table:table-cell>
          <table:table-cell office:value-type="float" office:value="37" table:style-name="ce1">
            <text:p>37</text:p>
          </table:table-cell>
          <table:table-cell table:number-columns-repeated="16382"/>
        </table:table-row>
        <table:table-row table:number-rows-repeated="1048539" table:style-name="ro1">
          <table:table-cell table:number-columns-repeated="16384"/>
        </table:table-row>
      </table:table>
      <table:table table:name="p03-lineimg0" table:style-name="ta4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3</text:span>-lineimg<text:span text:style-name="T2">0</text:span>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7262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-0112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4554536756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4537554433232</text:p>
          </table:table-cell>
          <table:table-cell office:value-type="string" table:style-name="ce1">
            <text:p>ی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4522141+0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<text:span text:style-name="T2">graph</text:span>-p03-lineimg0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545553141745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+004125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35-444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p03-lineimg0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erputus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4334133+5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152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hilang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+6544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3353655673131+01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557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-44432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1112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terpoto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3464144 <text:s/>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6"/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54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5435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dak ada titikny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555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5354 <text:s/>23</text:p>
          </table:table-cell>
          <table:table-cell office:value-type="string" table:style-name="ce7">
            <text:p>م</text:p>
          </table:table-cell>
          <table:table-cell office:value-type="float" office:value="29" table:style-name="ce7">
            <text:p>29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number-columns-spanned="1" table:number-rows-spanned="2" table:style-name="ce3">
            <text:p>tidak diketahui bacaannya</text:p>
          </table:table-cell>
          <table:table-cell office:value-type="string" table:style-name="ce2">
            <text:p>percabangan ada di awal dan akhir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2">
            <text:p>544</text:p>
          </table:table-cell>
          <table:table-cell office:value-type="string" table:style-name="ce7">
            <text:p>ی</text:p>
          </table:table-cell>
          <table:table-cell office:value-type="float" office:value="36" table:style-name="ce7">
            <text:p>36</text:p>
          </table:table-cell>
          <table:table-cell office:value-type="float" office:value="3" table:style-name="ce7">
            <text:p>3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p03-lineimg1" table:style-name="ta4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3</text:span>-lineimg1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5746554 <text:s/>46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6545445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2642424 <text:s/>217103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number-columns-spanned="1" table:number-rows-spanned="2" table:style-name="ce16">
            <text:p>percabangan terputus-putu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3165555444 <text:s/>36442421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style-name="ce1"/>
          <table:table-cell office:value-type="string" table:style-name="ce1">
            <text:p><text:span text:style-name="T2">graph</text:span>-p03-lineimg1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353131+0554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2544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5154566667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p03-lineimg1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765144-41140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64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64543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323+52+5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table:style-name="ce6"/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erputu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utus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356324466740432 <text:s/>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5+1532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425436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7565523544445+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34465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0">
            <text:p>4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mimnya tidak jelas terliha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41-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6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 table:style-name="ce1"/>
        </table:table-row>
        <table:table-row table:style-name="ro1">
          <table:table-cell table:style-name="ce6"/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3">
            <text:p>555662624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style-name="ce17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14">
            <text:p>5+453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8">
            <text:p>2</text:p>
          </table:table-cell>
          <table:table-cell table:style-name="ce8"/>
          <table:table-cell table:style-name="ce17"/>
          <table:table-cell table:number-columns-repeated="16378" table:style-name="ce1"/>
        </table:table-row>
        <table:table-row table:style-name="ro1">
          <table:table-cell office:value-type="string" table:style-name="ce6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201+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01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ha nya tidak terlihat jelas</text:p>
          </table:table-cell>
          <table:table-cell table:number-columns-repeated="16378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p03-lineimg2" table:style-name="ta4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3</text:span>-lineimg2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253352425034355335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12323223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53356724621066012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55757477155511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5">
            <text:p>tidak ada titik dan kurang lengkungan bawahny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64243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15"/>
          <table:table-cell table:style-name="ce1"/>
          <table:table-cell office:value-type="string" table:style-name="ce1">
            <text:p><text:span text:style-name="T2">graph</text:span>-p03-lineimg2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743331030365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0111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string" table:style-name="ce1">
            <text:p>p03-lineimg2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00+1+2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54-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255444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idak ada titiknya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erputus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011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62654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6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355324105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435443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453533247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2327+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table:style-name="ce10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2" table:style-name="ce16">
            <text:p>di graph dan di anotasi tidak sama</text:p>
          </table:table-cell>
          <table:table-cell table:number-columns-repeated="16378" table:style-name="ce1"/>
        </table:table-row>
        <table:table-row table:style-name="ro1">
          <table:table-cell table:style-name="ce6"/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table:style-name="ce6"/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355630 <text:s/>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4+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8">
            <text:p>3</text:p>
          </table:table-cell>
          <table:table-cell table:style-name="ce8"/>
          <table:table-cell table:style-name="ce17"/>
          <table:table-cell table:style-name="ce2"/>
          <table:table-cell table:number-columns-repeated="16377" table:style-name="ce1"/>
        </table:table-row>
        <table:table-row table:style-name="ro1">
          <table:table-cell table:style-name="ce14"/>
          <table:table-cell table:number-columns-repeated="2" table:style-name="ce1"/>
          <table:table-cell table:number-columns-repeated="2" table:style-name="ce8"/>
          <table:table-cell table:style-name="ce17"/>
          <table:table-cell table:number-columns-repeated="16378" table:style-name="ce1"/>
        </table:table-row>
        <table:table-row table:number-rows-repeated="2" table:style-name="ro1">
          <table:table-cell table:style-name="ce6"/>
          <table:table-cell table:number-columns-repeated="16383" table:style-name="ce1"/>
        </table:table-row>
        <table:table-row table:number-rows-repeated="1048545" table:style-name="ro1">
          <table:table-cell table:number-columns-repeated="16384"/>
        </table:table-row>
      </table:table>
      <table:table table:name="p03-lineimg3" table:style-name="ta4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3</text:span>-lineimg3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3105540232 <text:s/>27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22102430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64 <text:s/>2325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42470553633131423015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15"/>
          <table:table-cell table:number-columns-repeated="16378" table:style-name="ce1"/>
        </table:table-row>
        <table:table-row table:style-name="ro1">
          <table:table-cell office:value-type="string" table:style-name="ce2">
            <text:p>237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style-name="ce1"/>
          <table:table-cell table:style-name="ce15"/>
          <table:table-cell table:style-name="ce1"/>
          <table:table-cell office:value-type="string" table:style-name="ce1">
            <text:p><text:span text:style-name="T2">graph</text:span>-p03-lineimg3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55435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+5442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27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8">
            <text:p>3</text:p>
          </table:table-cell>
          <table:table-cell table:number-columns-repeated="3" table:style-name="ce1"/>
          <table:table-cell office:value-type="string" table:style-name="ce1">
            <text:p>p03-lineimg3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4566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utus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623263744 <text:s/>5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665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15433545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01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erputus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+4444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8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011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8">
            <text:p>0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5554666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0">
            <text:p>24-4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number-columns-spanned="1" table:number-rows-spanned="2" table:style-name="ce16"/>
          <table:table-cell table:number-columns-repeated="16378" table:style-name="ce1"/>
        </table:table-row>
        <table:table-row table:style-name="ro1">
          <table:table-cell office:value-type="string" table:style-name="ce6">
            <text:p>44-4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6">
            <text:p>44-34656404344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6"/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terputu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6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3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8">
            <text:p>1</text:p>
          </table:table-cell>
          <table:table-cell table:style-name="ce8"/>
          <table:table-cell office:value-type="string" table:number-columns-spanned="1" table:number-rows-spanned="3" table:style-name="ce18">
            <text:p>terputus, di graph ada tapi di anotasi tidak ada</text:p>
          </table:table-cell>
          <table:table-cell table:style-name="ce2"/>
          <table:table-cell table:number-columns-repeated="16377" table:style-name="ce1"/>
        </table:table-row>
        <table:table-row table:style-name="ro1">
          <table:table-cell table:style-name="ce14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8">
            <text:p>3</text:p>
          </table:table-cell>
          <table:table-cell table:style-name="ce8"/>
          <table:covered-table-cell/>
          <table:table-cell table:number-columns-repeated="16378" table:style-name="ce1"/>
        </table:table-row>
        <table:table-row table:style-name="ro1">
          <table:table-cell table:style-name="ce6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8">
            <text:p>0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6">
            <text:p>01163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8">
            <text:p>0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8">
            <text:p>0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table:style-name="ce8"/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  <table:table table:name="p03-lineimg4" table:style-name="ta4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3</text:span>-lineimg4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66332145321+7545430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2262544232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5764457321555444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5543241474 <text:s/>1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77044444+27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15"/>
          <table:table-cell table:style-name="ce1"/>
          <table:table-cell office:value-type="string" table:style-name="ce1">
            <text:p><text:span text:style-name="T2">graph</text:span>-p03-lineimg4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5442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5554 <text:s/>0067554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number-columns-spanned="1" table:number-rows-spanned="2" table:style-name="ce16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266 <text:s/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8">
            <text:p>3</text:p>
          </table:table-cell>
          <table:table-cell table:style-name="ce1"/>
          <table:covered-table-cell/>
          <table:table-cell table:style-name="ce1"/>
          <table:table-cell office:value-type="string" table:style-name="ce1">
            <text:p>p03-lineimg4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string" table:number-columns-spanned="1" table:number-rows-spanned="3" table:style-name="ce16">
            <text:p>terputus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8">
            <text:p>2</text:p>
          </table:table-cell>
          <table:table-cell table:style-name="ce1"/>
          <table:covered-table-cell/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8">
            <text:p>3</text:p>
          </table:table-cell>
          <table:table-cell table:style-name="ce1"/>
          <table:covered-table-cell/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string" table:number-columns-spanned="1" table:number-rows-spanned="4" table:style-name="ce16">
            <text:p>hilang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8">
            <text:p>2</text:p>
          </table:table-cell>
          <table:table-cell table:style-name="ce1"/>
          <table:covered-table-cell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table:style-name="ce6"/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8">
            <text:p>2</text:p>
          </table:table-cell>
          <table:table-cell table:style-name="ce1"/>
          <table:covered-table-cell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table:style-name="ce6"/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8">
            <text:p>3</text:p>
          </table:table-cell>
          <table:table-cell table:style-name="ce1"/>
          <table:covered-table-cell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+144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3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8">
            <text:p>3</text:p>
          </table:table-cell>
          <table:table-cell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4-4245443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8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8">
            <text:p>3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6266664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8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+54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8">
            <text:p>2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0">
            <text:p>52352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8">
            <text:p>3</text:p>
          </table:table-cell>
          <table:table-cell table:style-name="ce1"/>
          <table:table-cell table:number-columns-spanned="1" table:number-rows-spanned="2" table:style-name="ce16"/>
          <table:table-cell table:number-columns-repeated="16378" table:style-name="ce1"/>
        </table:table-row>
        <table:table-row table:style-name="ro1">
          <table:table-cell office:value-type="string" table:style-name="ce6">
            <text:p>554+0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8">
            <text:p>1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6">
            <text:p>6555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8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123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8">
            <text:p>1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6">
            <text:p>52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8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655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style-name="ce17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14">
            <text:p>3515323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8">
            <text:p>3</text:p>
          </table:table-cell>
          <table:table-cell table:style-name="ce8"/>
          <table:table-cell table:style-name="ce17"/>
          <table:table-cell table:number-columns-repeated="16378" table:style-name="ce1"/>
        </table:table-row>
        <table:table-row table:number-rows-repeated="2" table:style-name="ro1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table:style-name="ce8"/>
          <table:table-cell table:number-columns-repeated="16380" table:style-name="ce1"/>
        </table:table-row>
        <table:table-row table:style-name="ro1">
          <table:table-cell table:number-columns-repeated="3"/>
          <table:table-cell table:style-name="ce8"/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  <table:table table:name="p03-lineimg5" table:style-name="ta4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3</text:span>-lineimg5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6643134+654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533555444417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9">
            <text:p>-4122263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45-4443726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15"/>
          <table:table-cell table:number-columns-repeated="16378" table:style-name="ce1"/>
        </table:table-row>
        <table:table-row table:style-name="ro1">
          <table:table-cell office:value-type="string" table:style-name="ce2">
            <text:p>2554-3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15"/>
          <table:table-cell table:style-name="ce1"/>
          <table:table-cell office:value-type="string" table:style-name="ce1">
            <text:p><text:span text:style-name="T2">graph</text:span>-p03-lineimg5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55-44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8">
            <text:p>2</text:p>
          </table:table-cell>
          <table:table-cell table:style-name="ce1"/>
          <table:table-cell office:value-type="string" table:style-name="ce1">
            <text:p>hilang</text:p>
          </table:table-cell>
          <table:table-cell table:style-name="ce1"/>
          <table:table-cell office:value-type="string" table:style-name="ce1">
            <text:p>p03-lineimg5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255 <text:s/>2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8">
            <text:p>2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3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8">
            <text:p>3</text:p>
          </table:table-cell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3605443 <text:s/>2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6544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8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342457415 <text:s/>200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5463454155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8">
            <text:p>3</text:p>
          </table:table-cell>
          <table:table-cell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table:style-name="ce6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8">
            <text:p>0</text:p>
          </table:table-cell>
          <table:table-cell table:style-name="ce1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54454 <text:s/>6654430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string" table:style-name="ce2">
            <text:p>terputus tapi bisa dibaca angkany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5402443+3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8">
            <text:p>3</text:p>
          </table:table-cell>
          <table:table-cell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75541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8">
            <text:p>0</text:p>
          </table:table-cell>
          <table:table-cell table:number-columns-repeated="16380" table:style-name="ce1"/>
        </table:table-row>
        <table:table-row table:style-name="ro1">
          <table:table-cell table:style-name="ce6"/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8">
            <text:p>1</text:p>
          </table:table-cell>
          <table:table-cell table:style-name="ce1"/>
          <table:table-cell office:value-type="string" table:number-columns-spanned="1" table:number-rows-spanned="2" table:style-name="ce20">
            <text:p>terputus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8">
            <text:p>3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6">
            <text:p>70112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8">
            <text:p>1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0">
            <text:p>555553666262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8">
            <text:p>2</text:p>
          </table:table-cell>
          <table:table-cell table:style-name="ce1"/>
          <table:table-cell table:number-columns-spanned="1" table:number-rows-spanned="2" table:style-name="ce16"/>
          <table:table-cell table:number-columns-repeated="16378" table:style-name="ce1"/>
        </table:table-row>
        <table:table-row table:style-name="ro1">
          <table:table-cell office:value-type="string" table:style-name="ce6">
            <text:p>352355444320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8">
            <text:p>3</text:p>
          </table:table-cell>
          <table:table-cell table:style-name="ce1"/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6">
            <text:p>75342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8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44353567544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8">
            <text:p>1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6">
            <text:p>27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8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54135443</text:p>
          </table:table-cell>
          <table:table-cell office:value-type="string" table:style-name="ce1">
            <text:p>ص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style-name="ce17"/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14">
            <text:p>4226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8">
            <text:p>3</text:p>
          </table:table-cell>
          <table:table-cell table:style-name="ce8"/>
          <table:table-cell table:style-name="ce17"/>
          <table:table-cell table:number-columns-repeated="16378" table:style-name="ce1"/>
        </table:table-row>
        <table:table-row table:number-rows-repeated="2" table:style-name="ro1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table:style-name="ce8"/>
          <table:table-cell table:number-columns-repeated="16380" table:style-name="ce1"/>
        </table:table-row>
        <table:table-row table:style-name="ro1">
          <table:table-cell table:number-columns-repeated="3"/>
          <table:table-cell table:style-name="ce8"/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  <table:table table:name="p03-lineimg6" table:style-name="ta4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3</text:span>-lineimg6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5344244435434 <text:s/>2170634</text:p>
          </table:table-cell>
          <table:table-cell office:value-type="string" table:style-name="ce1">
            <text:p>ص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string" table:number-columns-spanned="1" table:number-rows-spanned="2" table:style-name="ce16">
            <text:p>percabangan terputus-putus</text:p>
          </table:table-cell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14353 <text:s text:c="2"/>26234004111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covered-table-cell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9">
            <text:p>37444342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4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3544 <text:s/>3134+6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5+44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table:style-name="ce15"/>
          <table:table-cell table:style-name="ce1"/>
          <table:table-cell office:value-type="string" table:style-name="ce1">
            <text:p><text:span text:style-name="T2">graph</text:span>-p03-lineimg6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2226544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4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51254421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 table:style-name="ce1"/>
        </table:table-row>
        <table:table-row table:style-name="ro1">
          <table:table-cell table:style-name="ce2"/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table:style-name="ce8"/>
          <table:table-cell table:style-name="ce1"/>
          <table:table-cell office:value-type="string" table:style-name="ce1">
            <text:p>tidak berbentuk huruf ta</text:p>
          </table:table-cell>
          <table:table-cell table:style-name="ce1"/>
          <table:table-cell office:value-type="string" table:style-name="ce1">
            <text:p>p03-lineimg6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736354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style-name="ce8"/>
          <table:table-cell table:style-name="ce1"/>
          <table:table-cell table:style-name="ce2"/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style-name="ce8"/>
          <table:table-cell table:style-name="ce1"/>
          <table:table-cell office:value-type="string" table:style-name="ce1">
            <text:p>di graph ada tapi di anotasi tidak ada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4442521+05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style-name="ce8"/>
          <table:table-cell table:style-name="ce1"/>
          <table:table-cell table:style-name="ce2"/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764444+43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office:value-type="string" table:style-name="ce2">
            <text:p>0402+2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style-name="ce8"/>
          <table:table-cell table:style-name="ce1"/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6667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style-name="ce8"/>
          <table:table-cell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2626750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style-name="ce8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75-244-04432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style-name="ce8"/>
          <table:table-cell table:style-name="ce1"/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43536443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style-name="ce8"/>
          <table:table-cell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22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office:value-type="string" table:style-name="ce6">
            <text:p>653315417035444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style-name="ce8"/>
          <table:table-cell table:style-name="ce1"/>
          <table:table-cell table:style-name="ce19"/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style-name="ce8"/>
          <table:table-cell table:style-name="ce1"/>
          <table:table-cell office:value-type="string" table:style-name="ce19">
            <text:p>tidak berbentuk huruf ha</text:p>
          </table:table-cell>
          <table:table-cell table:number-columns-repeated="16378" table:style-name="ce1"/>
        </table:table-row>
        <table:table-row table:style-name="ro1">
          <table:table-cell table:style-name="ce6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style-name="ce8"/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0">
            <text:p>44361+054423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style-name="ce8"/>
          <table:table-cell table:style-name="ce1"/>
          <table:table-cell table:style-name="ce15"/>
          <table:table-cell table:number-columns-repeated="16378" table:style-name="ce1"/>
        </table:table-row>
        <table:table-row table:style-name="ro1">
          <table:table-cell office:value-type="string" table:style-name="ce6">
            <text:p>425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style-name="ce8"/>
          <table:table-cell table:style-name="ce1"/>
          <table:table-cell office:value-type="string" table:style-name="ce15">
            <text:p>tidak ada titikny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654+32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table:style-name="ce6"/>
          <table:table-cell table:number-columns-repeated="2" table:style-name="ce1"/>
          <table:table-cell table:style-name="ce8"/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style-name="ro1">
          <table:table-cell table:style-name="ce13"/>
          <table:table-cell table:number-columns-repeated="2" table:style-name="ce1"/>
          <table:table-cell table:number-columns-repeated="2" table:style-name="ce8"/>
          <table:table-cell table:style-name="ce17"/>
          <table:table-cell table:style-name="ce2"/>
          <table:table-cell table:number-columns-repeated="16377" table:style-name="ce1"/>
        </table:table-row>
        <table:table-row table:style-name="ro1">
          <table:table-cell table:style-name="ce14"/>
          <table:table-cell table:number-columns-repeated="2" table:style-name="ce1"/>
          <table:table-cell table:number-columns-repeated="2" table:style-name="ce8"/>
          <table:table-cell table:style-name="ce17"/>
          <table:table-cell table:number-columns-repeated="16378" table:style-name="ce1"/>
        </table:table-row>
        <table:table-row table:number-rows-repeated="2" table:style-name="ro1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table:style-name="ce8"/>
          <table:table-cell table:number-columns-repeated="16380" table:style-name="ce1"/>
        </table:table-row>
        <table:table-row table:style-name="ro1">
          <table:table-cell table:number-columns-repeated="3"/>
          <table:table-cell table:style-name="ce8"/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  <table:table table:name="p03-lineimg7" table:style-name="ta5">
        <table:table-column table:style-name="co15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3</text:span>-lineimg7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556176754644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table-cell table:number-columns-spanned="1" table:number-rows-spanned="2" table:style-name="ce16"/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655545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covered-table-cell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9">
            <text:p>366444364447754444432215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4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66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746654442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table:style-name="ce15"/>
          <table:table-cell table:style-name="ce1"/>
          <table:table-cell office:value-type="string" table:style-name="ce1">
            <text:p><text:span text:style-name="T2">graph</text:span>-p03-lineimg7.png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4541443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4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-144342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style-name="ce8"/>
          <table:table-cell table:number-columns-repeated="3" table:style-name="ce1"/>
          <table:table-cell office:value-type="string" table:style-name="ce1">
            <text:p>p03-lineimg7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365135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table:style-name="ce8"/>
          <table:table-cell table:style-name="ce1"/>
          <table:table-cell office:value-type="string" table:style-name="ce2">
            <text:p>tidak terlihat seperti hamzah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65444+04442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table:style-name="ce8"/>
          <table:table-cell table:style-name="ce1"/>
          <table:table-cell office:value-type="string" table:style-name="ce1">
            <text:p>angka 4 nya kebanyakan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443424-24434 <text:s/>0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table:style-name="ce8"/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3233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office:value-type="string" table:style-name="ce2">
            <text:p>5-54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style-name="ce8"/>
          <table:table-cell table:style-name="ce1"/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5354443432 <text:s/>3114107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style-name="ce8"/>
          <table:table-cell table:style-name="ce1"/>
          <table:table-cell office:value-type="string" table:style-name="ce2">
            <text:p>percabangan ada di awal dan akhir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241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style-name="ce8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66254247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style-name="ce8"/>
          <table:table-cell table:style-name="ce1"/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6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style-name="ce8"/>
          <table:table-cell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table:style-name="ce6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style-name="ce8"/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662545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style-name="ce8"/>
          <table:table-cell table:style-name="ce1"/>
          <table:table-cell table:style-name="ce19"/>
          <table:table-cell table:number-columns-repeated="16378" table:style-name="ce1"/>
        </table:table-row>
        <table:table-row table:style-name="ro1">
          <table:table-cell office:value-type="string" table:style-name="ce2">
            <text:p>42361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style-name="ce8"/>
          <table:table-cell table:style-name="ce1"/>
          <table:table-cell table:style-name="ce19"/>
          <table:table-cell table:number-columns-repeated="16378" table:style-name="ce1"/>
        </table:table-row>
        <table:table-row table:style-name="ro1">
          <table:table-cell table:style-name="ce6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style-name="ce8"/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0">
            <text:p>6267254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style-name="ce8"/>
          <table:table-cell table:style-name="ce1"/>
          <table:table-cell table:style-name="ce15"/>
          <table:table-cell table:number-columns-repeated="16378" table:style-name="ce1"/>
        </table:table-row>
        <table:table-row table:style-name="ro1">
          <table:table-cell table:style-name="ce6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style-name="ce8"/>
          <table:table-cell table:style-name="ce1"/>
          <table:table-cell office:value-type="string" table:style-name="ce15">
            <text:p>menyatu sama la nya</text:p>
          </table:table-cell>
          <table:table-cell table:number-columns-repeated="16378" table:style-name="ce1"/>
        </table:table-row>
        <table:table-row table:style-name="ro1">
          <table:table-cell table:style-name="ce6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style-name="ce8"/>
          <table:table-cell table:style-name="ce1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6265543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style-name="ce8"/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6">
            <text:p>2443 <text:s/>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style-name="ce8"/>
          <table:table-cell table:style-name="ce1"/>
          <table:table-cell office:value-type="string" table:style-name="ce2">
            <text:p>percabangan ada di awal dan akhi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3">
            <text:p>4523202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8"/>
          <table:table-cell table:style-name="ce17"/>
          <table:table-cell table:style-name="ce2"/>
          <table:table-cell table:number-columns-repeated="16377" table:style-name="ce1"/>
        </table:table-row>
        <table:table-row table:style-name="ro1">
          <table:table-cell table:style-name="ce14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2" table:style-name="ce8"/>
          <table:table-cell office:value-type="string" table:style-name="ce1">
            <text:p>di graph ada tapi di anotasi tidak ad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55-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office:value-type="string" table:style-name="ce6">
            <text:p>6543+7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table:style-name="ce8"/>
          <table:table-cell table:number-columns-repeated="16380" table:style-name="ce1"/>
        </table:table-row>
        <table:table-row table:style-name="ro1">
          <table:table-cell table:number-columns-repeated="3"/>
          <table:table-cell table:style-name="ce8"/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  <table:table table:name="p03-lineimg8" table:style-name="ta4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3</text:span>-lineimg8.png</text:p>
          </table:table-cell>
          <table:table-cell table:number-columns-repeated="16376" table:style-name="ce1"/>
        </table:table-row>
        <table:table-row table:style-name="ro1">
          <table:table-cell table:style-name="ce6"/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number-columns-spanned="1" table:number-rows-spanned="2" table:style-name="ce16"/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covered-table-cell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table:style-name="ce9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4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table:style-name="ce15"/>
          <table:table-cell table:style-name="ce1"/>
          <table:table-cell office:value-type="string" table:style-name="ce1">
            <text:p><text:span text:style-name="T2">graph</text:span>-p03-lineimg8.png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4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table:number-columns-repeated="16381" table:style-name="ce1"/>
        </table:table-row>
        <table:table-row table:style-name="ro1">
          <table:table-cell table:style-name="ce2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style-name="ce8"/>
          <table:table-cell table:number-columns-repeated="3" table:style-name="ce1"/>
          <table:table-cell office:value-type="string" table:style-name="ce1">
            <text:p>p03-lineimg8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style-name="ce8"/>
          <table:table-cell table:style-name="ce1"/>
          <table:table-cell table:style-name="ce2"/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style-name="ce8"/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style-name="ce8"/>
          <table:table-cell table:style-name="ce1"/>
          <table:table-cell table:style-name="ce2"/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style-name="ce8"/>
          <table:table-cell table:style-name="ce1"/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table:style-name="ce6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style-name="ce8"/>
          <table:table-cell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table:style-name="ce9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style-name="ce8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style-name="ce8"/>
          <table:table-cell table:style-name="ce1"/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style-name="ce8"/>
          <table:table-cell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table:style-name="ce6"/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table:style-name="ce6"/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table:style-name="ce8"/>
          <table:table-cell table:style-name="ce1"/>
          <table:table-cell table:style-name="ce19"/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style-name="ce8"/>
          <table:table-cell table:style-name="ce1"/>
          <table:table-cell table:style-name="ce19"/>
          <table:table-cell table:number-columns-repeated="16378" table:style-name="ce1"/>
        </table:table-row>
        <table:table-row table:style-name="ro1">
          <table:table-cell table:style-name="ce6"/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table:style-name="ce10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style-name="ce8"/>
          <table:table-cell table:style-name="ce1"/>
          <table:table-cell table:style-name="ce15"/>
          <table:table-cell table:number-columns-repeated="16378" table:style-name="ce1"/>
        </table:table-row>
        <table:table-row table:style-name="ro1">
          <table:table-cell table:style-name="ce6"/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style-name="ce8"/>
          <table:table-cell table:style-name="ce1"/>
          <table:table-cell table:style-name="ce15"/>
          <table:table-cell table:number-columns-repeated="16378" table:style-name="ce1"/>
        </table:table-row>
        <table:table-row table:style-name="ro1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style-name="ro1">
          <table:table-cell table:style-name="ce6"/>
          <table:table-cell table:number-columns-repeated="2" table:style-name="ce1"/>
          <table:table-cell table:style-name="ce8"/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table:style-name="ce6"/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table:style-name="ce13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2" table:style-name="ce8"/>
          <table:table-cell table:style-name="ce17"/>
          <table:table-cell table:style-name="ce2"/>
          <table:table-cell table:number-columns-repeated="16377" table:style-name="ce1"/>
        </table:table-row>
        <table:table-row table:style-name="ro1">
          <table:table-cell table:style-name="ce14"/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2" table:style-name="ce8"/>
          <table:table-cell table:style-name="ce17"/>
          <table:table-cell table:number-columns-repeated="16378" table:style-name="ce1"/>
        </table:table-row>
        <table:table-row table:style-name="ro1">
          <table:table-cell table:style-name="ce6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table:style-name="ce8"/>
          <table:table-cell table:number-columns-repeated="16380" table:style-name="ce1"/>
        </table:table-row>
        <table:table-row table:style-name="ro1">
          <table:table-cell table:number-columns-repeated="3"/>
          <table:table-cell table:style-name="ce8"/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  <table:table table:name="p03-lineimg9" table:style-name="ta4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3</text:span>-lineimg9.png</text:p>
          </table:table-cell>
          <table:table-cell table:number-columns-repeated="16376" table:style-name="ce1"/>
        </table:table-row>
        <table:table-row table:style-name="ro1">
          <table:table-cell table:style-name="ce6"/>
          <table:table-cell table:number-columns-repeated="4" table:style-name="ce1"/>
          <table:table-cell table:number-columns-spanned="1" table:number-rows-spanned="2" table:style-name="ce16"/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table:number-columns-repeated="4" table:style-name="ce1"/>
          <table:covered-table-cell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table:style-name="ce9"/>
          <table:table-cell table:number-columns-repeated="6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table:number-columns-repeated="4" table:style-name="ce1"/>
          <table:table-cell table:style-name="ce2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4" table:style-name="ce1"/>
          <table:table-cell table:style-name="ce15"/>
          <table:table-cell table:style-name="ce1"/>
          <table:table-cell office:value-type="string" table:style-name="ce1">
            <text:p><text:span text:style-name="T2">graph</text:span>-p03-lineimg9.png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table:number-columns-repeated="6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8"/>
          <table:table-cell table:number-columns-repeated="3" table:style-name="ce1"/>
          <table:table-cell office:value-type="string" table:style-name="ce1">
            <text:p>p03-lineimg9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8"/>
          <table:table-cell table:style-name="ce1"/>
          <table:table-cell table:style-name="ce2"/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8"/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8"/>
          <table:table-cell table:style-name="ce1"/>
          <table:table-cell table:style-name="ce2"/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8"/>
          <table:table-cell table:style-name="ce1"/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table:style-name="ce6"/>
          <table:table-cell table:number-columns-repeated="2" table:style-name="ce1"/>
          <table:table-cell table:style-name="ce8"/>
          <table:table-cell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table:style-name="ce9"/>
          <table:table-cell table:number-columns-repeated="2" table:style-name="ce1"/>
          <table:table-cell table:style-name="ce8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2" table:style-name="ce1"/>
          <table:table-cell table:style-name="ce8"/>
          <table:table-cell table:style-name="ce1"/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2" table:style-name="ce1"/>
          <table:table-cell table:style-name="ce8"/>
          <table:table-cell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style-name="ro1">
          <table:table-cell table:style-name="ce6"/>
          <table:table-cell table:number-columns-repeated="2" table:style-name="ce1"/>
          <table:table-cell table:style-name="ce8"/>
          <table:table-cell table:style-name="ce1"/>
          <table:table-cell table:style-name="ce19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8"/>
          <table:table-cell table:style-name="ce1"/>
          <table:table-cell table:style-name="ce19"/>
          <table:table-cell table:number-columns-repeated="16378" table:style-name="ce1"/>
        </table:table-row>
        <table:table-row table:style-name="ro1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style-name="ro1">
          <table:table-cell table:style-name="ce10"/>
          <table:table-cell table:number-columns-repeated="2" table:style-name="ce1"/>
          <table:table-cell table:style-name="ce8"/>
          <table:table-cell table:style-name="ce1"/>
          <table:table-cell table:style-name="ce15"/>
          <table:table-cell table:number-columns-repeated="16378" table:style-name="ce1"/>
        </table:table-row>
        <table:table-row table:style-name="ro1">
          <table:table-cell table:style-name="ce6"/>
          <table:table-cell table:number-columns-repeated="2" table:style-name="ce1"/>
          <table:table-cell table:style-name="ce8"/>
          <table:table-cell table:style-name="ce1"/>
          <table:table-cell table:style-name="ce15"/>
          <table:table-cell table:number-columns-repeated="16378" table:style-name="ce1"/>
        </table:table-row>
        <table:table-row table:style-name="ro1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style-name="ro1">
          <table:table-cell table:style-name="ce6"/>
          <table:table-cell table:number-columns-repeated="2" table:style-name="ce1"/>
          <table:table-cell table:style-name="ce8"/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style-name="ro1">
          <table:table-cell table:style-name="ce13"/>
          <table:table-cell table:number-columns-repeated="2" table:style-name="ce1"/>
          <table:table-cell table:number-columns-repeated="2" table:style-name="ce8"/>
          <table:table-cell table:style-name="ce17"/>
          <table:table-cell table:style-name="ce2"/>
          <table:table-cell table:number-columns-repeated="16377" table:style-name="ce1"/>
        </table:table-row>
        <table:table-row table:style-name="ro1">
          <table:table-cell table:style-name="ce14"/>
          <table:table-cell table:number-columns-repeated="2" table:style-name="ce1"/>
          <table:table-cell table:number-columns-repeated="2" table:style-name="ce8"/>
          <table:table-cell table:style-name="ce17"/>
          <table:table-cell table:number-columns-repeated="16378" table:style-name="ce1"/>
        </table:table-row>
        <table:table-row table:number-rows-repeated="2" table:style-name="ro1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table:style-name="ce8"/>
          <table:table-cell table:number-columns-repeated="16380" table:style-name="ce1"/>
        </table:table-row>
        <table:table-row table:style-name="ro1">
          <table:table-cell table:number-columns-repeated="3"/>
          <table:table-cell table:style-name="ce8"/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  <table:table table:name="p03-lineimg11" table:style-name="ta4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3</text:span>-lineimg11.png</text:p>
          </table:table-cell>
          <table:table-cell table:number-columns-repeated="16376" table:style-name="ce1"/>
        </table:table-row>
        <table:table-row table:style-name="ro1">
          <table:table-cell table:style-name="ce6"/>
          <table:table-cell table:number-columns-repeated="4" table:style-name="ce1"/>
          <table:table-cell table:number-columns-spanned="1" table:number-rows-spanned="2" table:style-name="ce16"/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table:number-columns-repeated="4" table:style-name="ce1"/>
          <table:covered-table-cell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table:style-name="ce9"/>
          <table:table-cell table:number-columns-repeated="6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table:number-columns-repeated="4" table:style-name="ce1"/>
          <table:table-cell table:style-name="ce2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4" table:style-name="ce1"/>
          <table:table-cell table:style-name="ce15"/>
          <table:table-cell table:style-name="ce1"/>
          <table:table-cell office:value-type="string" table:style-name="ce1">
            <text:p><text:span text:style-name="T2">graph</text:span>-p03-lineimg11.png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table:number-columns-repeated="6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8"/>
          <table:table-cell table:number-columns-repeated="3" table:style-name="ce1"/>
          <table:table-cell office:value-type="string" table:style-name="ce1">
            <text:p>p03-lineimg11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8"/>
          <table:table-cell table:style-name="ce1"/>
          <table:table-cell table:style-name="ce2"/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8"/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8"/>
          <table:table-cell table:style-name="ce1"/>
          <table:table-cell table:style-name="ce2"/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8"/>
          <table:table-cell table:style-name="ce1"/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table:style-name="ce6"/>
          <table:table-cell table:number-columns-repeated="2" table:style-name="ce1"/>
          <table:table-cell table:style-name="ce8"/>
          <table:table-cell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table:style-name="ce9"/>
          <table:table-cell table:number-columns-repeated="2" table:style-name="ce1"/>
          <table:table-cell table:style-name="ce8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2" table:style-name="ce1"/>
          <table:table-cell table:style-name="ce8"/>
          <table:table-cell table:style-name="ce1"/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2" table:style-name="ce1"/>
          <table:table-cell table:style-name="ce8"/>
          <table:table-cell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style-name="ro1">
          <table:table-cell table:style-name="ce6"/>
          <table:table-cell table:number-columns-repeated="2" table:style-name="ce1"/>
          <table:table-cell table:style-name="ce8"/>
          <table:table-cell table:style-name="ce1"/>
          <table:table-cell table:style-name="ce19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8"/>
          <table:table-cell table:style-name="ce1"/>
          <table:table-cell table:style-name="ce19"/>
          <table:table-cell table:number-columns-repeated="16378" table:style-name="ce1"/>
        </table:table-row>
        <table:table-row table:style-name="ro1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style-name="ro1">
          <table:table-cell table:style-name="ce10"/>
          <table:table-cell table:number-columns-repeated="2" table:style-name="ce1"/>
          <table:table-cell table:style-name="ce8"/>
          <table:table-cell table:style-name="ce1"/>
          <table:table-cell table:style-name="ce15"/>
          <table:table-cell table:number-columns-repeated="16378" table:style-name="ce1"/>
        </table:table-row>
        <table:table-row table:style-name="ro1">
          <table:table-cell table:style-name="ce6"/>
          <table:table-cell table:number-columns-repeated="2" table:style-name="ce1"/>
          <table:table-cell table:style-name="ce8"/>
          <table:table-cell table:style-name="ce1"/>
          <table:table-cell table:style-name="ce15"/>
          <table:table-cell table:number-columns-repeated="16378" table:style-name="ce1"/>
        </table:table-row>
        <table:table-row table:style-name="ro1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style-name="ro1">
          <table:table-cell table:style-name="ce6"/>
          <table:table-cell table:number-columns-repeated="2" table:style-name="ce1"/>
          <table:table-cell table:style-name="ce8"/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style-name="ro1">
          <table:table-cell table:style-name="ce13"/>
          <table:table-cell table:number-columns-repeated="2" table:style-name="ce1"/>
          <table:table-cell table:number-columns-repeated="2" table:style-name="ce8"/>
          <table:table-cell table:style-name="ce17"/>
          <table:table-cell table:style-name="ce2"/>
          <table:table-cell table:number-columns-repeated="16377" table:style-name="ce1"/>
        </table:table-row>
        <table:table-row table:style-name="ro1">
          <table:table-cell table:style-name="ce14"/>
          <table:table-cell table:number-columns-repeated="2" table:style-name="ce1"/>
          <table:table-cell table:number-columns-repeated="2" table:style-name="ce8"/>
          <table:table-cell table:style-name="ce17"/>
          <table:table-cell table:number-columns-repeated="16378" table:style-name="ce1"/>
        </table:table-row>
        <table:table-row table:number-rows-repeated="2" table:style-name="ro1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table:style-name="ce8"/>
          <table:table-cell table:number-columns-repeated="16380" table:style-name="ce1"/>
        </table:table-row>
        <table:table-row table:style-name="ro1">
          <table:table-cell table:number-columns-repeated="3"/>
          <table:table-cell table:style-name="ce8"/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  <table:table table:name="p03-lineimg13" table:style-name="ta4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3</text:span>-lineimg13.png</text:p>
          </table:table-cell>
          <table:table-cell table:number-columns-repeated="16376" table:style-name="ce1"/>
        </table:table-row>
        <table:table-row table:style-name="ro1">
          <table:table-cell table:style-name="ce6"/>
          <table:table-cell table:number-columns-repeated="4" table:style-name="ce1"/>
          <table:table-cell table:number-columns-spanned="1" table:number-rows-spanned="2" table:style-name="ce16"/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table:number-columns-repeated="4" table:style-name="ce1"/>
          <table:covered-table-cell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table:style-name="ce9"/>
          <table:table-cell table:number-columns-repeated="6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table:number-columns-repeated="4" table:style-name="ce1"/>
          <table:table-cell table:style-name="ce2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4" table:style-name="ce1"/>
          <table:table-cell table:style-name="ce15"/>
          <table:table-cell table:style-name="ce1"/>
          <table:table-cell office:value-type="string" table:style-name="ce1">
            <text:p><text:span text:style-name="T2">graph</text:span>-p03-lineimg13.png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table:number-columns-repeated="6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8"/>
          <table:table-cell table:number-columns-repeated="3" table:style-name="ce1"/>
          <table:table-cell office:value-type="string" table:style-name="ce1">
            <text:p>p03-lineimg13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8"/>
          <table:table-cell table:style-name="ce1"/>
          <table:table-cell table:style-name="ce2"/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8"/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8"/>
          <table:table-cell table:style-name="ce1"/>
          <table:table-cell table:style-name="ce2"/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8"/>
          <table:table-cell table:style-name="ce1"/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table:style-name="ce6"/>
          <table:table-cell table:number-columns-repeated="2" table:style-name="ce1"/>
          <table:table-cell table:style-name="ce8"/>
          <table:table-cell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table:style-name="ce9"/>
          <table:table-cell table:number-columns-repeated="2" table:style-name="ce1"/>
          <table:table-cell table:style-name="ce8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2" table:style-name="ce1"/>
          <table:table-cell table:style-name="ce8"/>
          <table:table-cell table:style-name="ce1"/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2" table:style-name="ce1"/>
          <table:table-cell table:style-name="ce8"/>
          <table:table-cell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style-name="ro1">
          <table:table-cell table:style-name="ce6"/>
          <table:table-cell table:number-columns-repeated="2" table:style-name="ce1"/>
          <table:table-cell table:style-name="ce8"/>
          <table:table-cell table:style-name="ce1"/>
          <table:table-cell table:style-name="ce19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8"/>
          <table:table-cell table:style-name="ce1"/>
          <table:table-cell table:style-name="ce19"/>
          <table:table-cell table:number-columns-repeated="16378" table:style-name="ce1"/>
        </table:table-row>
        <table:table-row table:style-name="ro1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style-name="ro1">
          <table:table-cell table:style-name="ce10"/>
          <table:table-cell table:number-columns-repeated="2" table:style-name="ce1"/>
          <table:table-cell table:style-name="ce8"/>
          <table:table-cell table:style-name="ce1"/>
          <table:table-cell table:style-name="ce15"/>
          <table:table-cell table:number-columns-repeated="16378" table:style-name="ce1"/>
        </table:table-row>
        <table:table-row table:style-name="ro1">
          <table:table-cell table:style-name="ce6"/>
          <table:table-cell table:number-columns-repeated="2" table:style-name="ce1"/>
          <table:table-cell table:style-name="ce8"/>
          <table:table-cell table:style-name="ce1"/>
          <table:table-cell table:style-name="ce15"/>
          <table:table-cell table:number-columns-repeated="16378" table:style-name="ce1"/>
        </table:table-row>
        <table:table-row table:style-name="ro1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style-name="ro1">
          <table:table-cell table:style-name="ce6"/>
          <table:table-cell table:number-columns-repeated="2" table:style-name="ce1"/>
          <table:table-cell table:style-name="ce8"/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style-name="ro1">
          <table:table-cell table:style-name="ce13"/>
          <table:table-cell table:number-columns-repeated="2" table:style-name="ce1"/>
          <table:table-cell table:number-columns-repeated="2" table:style-name="ce8"/>
          <table:table-cell table:style-name="ce17"/>
          <table:table-cell table:style-name="ce2"/>
          <table:table-cell table:number-columns-repeated="16377" table:style-name="ce1"/>
        </table:table-row>
        <table:table-row table:style-name="ro1">
          <table:table-cell table:style-name="ce14"/>
          <table:table-cell table:number-columns-repeated="2" table:style-name="ce1"/>
          <table:table-cell table:number-columns-repeated="2" table:style-name="ce8"/>
          <table:table-cell table:style-name="ce17"/>
          <table:table-cell table:number-columns-repeated="16378" table:style-name="ce1"/>
        </table:table-row>
        <table:table-row table:number-rows-repeated="2" table:style-name="ro1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table:style-name="ce8"/>
          <table:table-cell table:number-columns-repeated="16380" table:style-name="ce1"/>
        </table:table-row>
        <table:table-row table:style-name="ro1">
          <table:table-cell table:number-columns-repeated="3"/>
          <table:table-cell table:style-name="ce8"/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  <table:table table:name="p03-lineimg14" table:style-name="ta4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3</text:span>-lineimg14.png</text:p>
          </table:table-cell>
          <table:table-cell table:number-columns-repeated="16376" table:style-name="ce1"/>
        </table:table-row>
        <table:table-row table:style-name="ro1">
          <table:table-cell table:style-name="ce6"/>
          <table:table-cell table:number-columns-repeated="4" table:style-name="ce1"/>
          <table:table-cell table:number-columns-spanned="1" table:number-rows-spanned="2" table:style-name="ce16"/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table:number-columns-repeated="4" table:style-name="ce1"/>
          <table:covered-table-cell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table:style-name="ce9"/>
          <table:table-cell table:number-columns-repeated="6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table:number-columns-repeated="4" table:style-name="ce1"/>
          <table:table-cell table:style-name="ce2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4" table:style-name="ce1"/>
          <table:table-cell table:style-name="ce15"/>
          <table:table-cell table:style-name="ce1"/>
          <table:table-cell office:value-type="string" table:style-name="ce1">
            <text:p><text:span text:style-name="T2">graph</text:span>-p03-lineimg14.png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table:number-columns-repeated="6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8"/>
          <table:table-cell table:number-columns-repeated="3" table:style-name="ce1"/>
          <table:table-cell office:value-type="string" table:style-name="ce1">
            <text:p>p03-lineimg14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8"/>
          <table:table-cell table:style-name="ce1"/>
          <table:table-cell table:style-name="ce2"/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8"/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8"/>
          <table:table-cell table:style-name="ce1"/>
          <table:table-cell table:style-name="ce2"/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8"/>
          <table:table-cell table:style-name="ce1"/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table:style-name="ce6"/>
          <table:table-cell table:number-columns-repeated="2" table:style-name="ce1"/>
          <table:table-cell table:style-name="ce8"/>
          <table:table-cell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table:style-name="ce9"/>
          <table:table-cell table:number-columns-repeated="2" table:style-name="ce1"/>
          <table:table-cell table:style-name="ce8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2" table:style-name="ce1"/>
          <table:table-cell table:style-name="ce8"/>
          <table:table-cell table:style-name="ce1"/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2" table:style-name="ce1"/>
          <table:table-cell table:style-name="ce8"/>
          <table:table-cell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style-name="ro1">
          <table:table-cell table:style-name="ce6"/>
          <table:table-cell table:number-columns-repeated="2" table:style-name="ce1"/>
          <table:table-cell table:style-name="ce8"/>
          <table:table-cell table:style-name="ce1"/>
          <table:table-cell table:style-name="ce19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8"/>
          <table:table-cell table:style-name="ce1"/>
          <table:table-cell table:style-name="ce19"/>
          <table:table-cell table:number-columns-repeated="16378" table:style-name="ce1"/>
        </table:table-row>
        <table:table-row table:style-name="ro1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style-name="ro1">
          <table:table-cell table:style-name="ce10"/>
          <table:table-cell table:number-columns-repeated="2" table:style-name="ce1"/>
          <table:table-cell table:style-name="ce8"/>
          <table:table-cell table:style-name="ce1"/>
          <table:table-cell table:style-name="ce15"/>
          <table:table-cell table:number-columns-repeated="16378" table:style-name="ce1"/>
        </table:table-row>
        <table:table-row table:style-name="ro1">
          <table:table-cell table:style-name="ce6"/>
          <table:table-cell table:number-columns-repeated="2" table:style-name="ce1"/>
          <table:table-cell table:style-name="ce8"/>
          <table:table-cell table:style-name="ce1"/>
          <table:table-cell table:style-name="ce15"/>
          <table:table-cell table:number-columns-repeated="16378" table:style-name="ce1"/>
        </table:table-row>
        <table:table-row table:style-name="ro1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style-name="ro1">
          <table:table-cell table:style-name="ce6"/>
          <table:table-cell table:number-columns-repeated="2" table:style-name="ce1"/>
          <table:table-cell table:style-name="ce8"/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style-name="ro1">
          <table:table-cell table:style-name="ce13"/>
          <table:table-cell table:number-columns-repeated="2" table:style-name="ce1"/>
          <table:table-cell table:number-columns-repeated="2" table:style-name="ce8"/>
          <table:table-cell table:style-name="ce17"/>
          <table:table-cell table:style-name="ce2"/>
          <table:table-cell table:number-columns-repeated="16377" table:style-name="ce1"/>
        </table:table-row>
        <table:table-row table:style-name="ro1">
          <table:table-cell table:style-name="ce14"/>
          <table:table-cell table:number-columns-repeated="2" table:style-name="ce1"/>
          <table:table-cell table:number-columns-repeated="2" table:style-name="ce8"/>
          <table:table-cell table:style-name="ce17"/>
          <table:table-cell table:number-columns-repeated="16378" table:style-name="ce1"/>
        </table:table-row>
        <table:table-row table:number-rows-repeated="2" table:style-name="ro1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table:style-name="ce8"/>
          <table:table-cell table:number-columns-repeated="16380" table:style-name="ce1"/>
        </table:table-row>
        <table:table-row table:style-name="ro1">
          <table:table-cell table:number-columns-repeated="3"/>
          <table:table-cell table:style-name="ce8"/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  <table:table table:name="lookup2" table:style-name="ta4">
        <table:table-column table:style-name="co2" table:number-columns-repeated="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چ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خ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ذ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ز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ش</text:p>
          </table:table-cell>
          <table:table-cell office:value-type="float" office:value="15" table:style-name="ce1">
            <text:p>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ص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ض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ط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ظ</text:p>
          </table:table-cell>
          <table:table-cell office:value-type="float" office:value="19" table:style-name="ce1">
            <text:p>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غ</text:p>
          </table:table-cell>
          <table:table-cell office:value-type="float" office:value="21" table:style-name="ce1">
            <text:p>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ۏ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ی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ڽ</text:p>
          </table:table-cell>
          <table:table-cell office:value-type="float" office:value="37" table:style-name="ce1">
            <text:p>37</text:p>
          </table:table-cell>
          <table:table-cell table:number-columns-repeated="16382"/>
        </table:table-row>
        <table:table-row table:number-rows-repeated="1048539" table:style-name="ro1">
          <table:table-cell table:number-columns-repeated="16384"/>
        </table:table-row>
      </table:table>
      <table:table table:name="p07-lineimg0" table:style-name="ta4">
        <table:table-column table:style-name="co1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rasm2alpha</text:p>
          </table:table-cell>
          <table:table-cell office:value-type="string" table:style-name="ce2">
            <text:p>huruf</text:p>
          </table:table-cell>
          <table:table-cell office:value-type="string" table:style-name="ce2">
            <text:p>val</text:p>
          </table:table-cell>
          <table:table-cell office:value-type="string" table:style-name="ce1">
            <text:p>posisi</text:p>
          </table:table-cell>
          <table:table-cell table:number-columns-repeated="3" table:style-name="ce1"/>
          <table:table-cell office:value-type="string" table:style-name="ce1">
            <text:p>p<text:span text:style-name="T2">07</text:span>-lineimg0.png</text:p>
          </table:table-cell>
          <table:table-cell table:number-columns-repeated="16376" table:style-name="ce1"/>
        </table:table-row>
        <table:table-row table:style-name="ro1">
          <table:table-cell table:style-name="ce6"/>
          <table:table-cell table:number-columns-repeated="4" table:style-name="ce1"/>
          <table:table-cell table:number-columns-spanned="1" table:number-rows-spanned="2" table:style-name="ce16"/>
          <table:table-cell table:style-name="ce1"/>
          <table:table-cell office:value-type="string" table:style-name="ce1">
            <text:p>citra masukan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table:number-columns-repeated="4" table:style-name="ce1"/>
          <table:covered-table-cell/>
          <table:table-cell table:style-name="ce1"/>
          <table:table-cell office:value-type="string" table:style-name="ce1">
            <text:p>Halaman 00</text:p>
          </table:table-cell>
          <table:table-cell table:number-columns-repeated="16376" table:style-name="ce1"/>
        </table:table-row>
        <table:table-row table:style-name="ro1">
          <table:table-cell table:style-name="ce9"/>
          <table:table-cell table:number-columns-repeated="6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table:number-columns-repeated="4" table:style-name="ce1"/>
          <table:table-cell table:style-name="ce2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4" table:style-name="ce1"/>
          <table:table-cell table:style-name="ce15"/>
          <table:table-cell table:style-name="ce1"/>
          <table:table-cell office:value-type="string" table:style-name="ce1">
            <text:p><text:span text:style-name="T2">graph</text:span>-p07-lineimg0.png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table:number-columns-repeated="6" table:style-name="ce1"/>
          <table:table-cell office:value-type="string" table:style-name="ce1">
            <text:p>graph= gambar graf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8"/>
          <table:table-cell table:number-columns-repeated="3" table:style-name="ce1"/>
          <table:table-cell office:value-type="string" table:style-name="ce1">
            <text:p>p07-lineimg0.png<text:span text:style-name="T2">.log</text:span>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8"/>
          <table:table-cell table:style-name="ce1"/>
          <table:table-cell table:style-name="ce2"/>
          <table:table-cell table:style-name="ce1"/>
          <table:table-cell office:value-type="string" table:style-name="ce1">
            <text:p>Page 0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8"/>
          <table:table-cell table:number-columns-repeated="3" table:style-name="ce1"/>
          <table:table-cell office:value-type="string" table:style-name="ce1">
            <text:p>Baris 0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8"/>
          <table:table-cell table:style-name="ce1"/>
          <table:table-cell table:style-name="ce2"/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8"/>
          <table:table-cell table:style-name="ce1"/>
          <table:table-cell table:style-name="ce2"/>
          <table:table-cell table:style-name="ce1"/>
          <table:table-cell office:value-type="string" table:style-name="ce1">
            <text:p>posisi</text:p>
          </table:table-cell>
          <table:table-cell table:number-columns-repeated="16376" table:style-name="ce1"/>
        </table:table-row>
        <table:table-row table:style-name="ro1">
          <table:table-cell table:style-name="ce6"/>
          <table:table-cell table:number-columns-repeated="2" table:style-name="ce1"/>
          <table:table-cell table:style-name="ce8"/>
          <table:table-cell table:style-name="ce1"/>
          <table:table-cell table:style-name="ce2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5"/>
        </table:table-row>
        <table:table-row table:style-name="ro1">
          <table:table-cell table:style-name="ce9"/>
          <table:table-cell table:number-columns-repeated="2" table:style-name="ce1"/>
          <table:table-cell table:style-name="ce8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2" table:style-name="ce1"/>
          <table:table-cell table:style-name="ce8"/>
          <table:table-cell table:style-name="ce1"/>
          <table:table-cell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5"/>
        </table:table-row>
        <table:table-row table:style-name="ro1">
          <table:table-cell table:style-name="ce2"/>
          <table:table-cell table:number-columns-repeated="2" table:style-name="ce1"/>
          <table:table-cell table:style-name="ce8"/>
          <table:table-cell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5"/>
        </table:table-row>
        <table:table-row table:style-name="ro1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style-name="ro1">
          <table:table-cell table:style-name="ce6"/>
          <table:table-cell table:number-columns-repeated="2" table:style-name="ce1"/>
          <table:table-cell table:style-name="ce8"/>
          <table:table-cell table:style-name="ce1"/>
          <table:table-cell table:style-name="ce19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8"/>
          <table:table-cell table:style-name="ce1"/>
          <table:table-cell table:style-name="ce19"/>
          <table:table-cell table:number-columns-repeated="16378" table:style-name="ce1"/>
        </table:table-row>
        <table:table-row table:style-name="ro1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style-name="ro1">
          <table:table-cell table:style-name="ce10"/>
          <table:table-cell table:number-columns-repeated="2" table:style-name="ce1"/>
          <table:table-cell table:style-name="ce8"/>
          <table:table-cell table:style-name="ce1"/>
          <table:table-cell table:style-name="ce15"/>
          <table:table-cell table:number-columns-repeated="16378" table:style-name="ce1"/>
        </table:table-row>
        <table:table-row table:style-name="ro1">
          <table:table-cell table:style-name="ce6"/>
          <table:table-cell table:number-columns-repeated="2" table:style-name="ce1"/>
          <table:table-cell table:style-name="ce8"/>
          <table:table-cell table:style-name="ce1"/>
          <table:table-cell table:style-name="ce15"/>
          <table:table-cell table:number-columns-repeated="16378" table:style-name="ce1"/>
        </table:table-row>
        <table:table-row table:style-name="ro1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style-name="ro1">
          <table:table-cell table:style-name="ce6"/>
          <table:table-cell table:number-columns-repeated="2" table:style-name="ce1"/>
          <table:table-cell table:style-name="ce8"/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style-name="ro1">
          <table:table-cell table:style-name="ce13"/>
          <table:table-cell table:number-columns-repeated="2" table:style-name="ce1"/>
          <table:table-cell table:number-columns-repeated="2" table:style-name="ce8"/>
          <table:table-cell table:style-name="ce17"/>
          <table:table-cell table:style-name="ce2"/>
          <table:table-cell table:number-columns-repeated="16377" table:style-name="ce1"/>
        </table:table-row>
        <table:table-row table:style-name="ro1">
          <table:table-cell table:style-name="ce14"/>
          <table:table-cell table:number-columns-repeated="2" table:style-name="ce1"/>
          <table:table-cell table:number-columns-repeated="2" table:style-name="ce8"/>
          <table:table-cell table:style-name="ce17"/>
          <table:table-cell table:number-columns-repeated="16378" table:style-name="ce1"/>
        </table:table-row>
        <table:table-row table:number-rows-repeated="2" table:style-name="ro1">
          <table:table-cell table:style-name="ce6"/>
          <table:table-cell table:number-columns-repeated="2" table:style-name="ce1"/>
          <table:table-cell table:style-name="ce8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table:style-name="ce8"/>
          <table:table-cell table:number-columns-repeated="16380" table:style-name="ce1"/>
        </table:table-row>
        <table:table-row table:style-name="ro1">
          <table:table-cell table:number-columns-repeated="3"/>
          <table:table-cell table:style-name="ce8"/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  <table:database-ranges>
        <table:database-range table:target-range-address="label.A2:label.B368" table:name="__Anonymous_Sheet_DB__0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5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  <style:master-page style:name="mp5" style:page-layout-name="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928</meta:generator>
    <meta:initial-creator>Angipha</meta:initial-creator>
    <dc:creator>Alifa</dc:creator>
    <meta:creation-date>2024-07-22T10:29:56Z</meta:creation-date>
    <dc:date>2024-09-23T09:21:04Z</dc:date>
    <meta:editing-cycles>29</meta:editing-cycles>
    <meta:editing-duration>PT126452S</meta:editing-duration>
  </office:meta>
</office:document-meta>
</file>